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Arial Black1" svg:font-family="'Arial Black'" style:font-family-generic="roman"/>
    <style:font-face style:name="Lucida Sans1" svg:font-family="'Lucida Sans'" style:font-family-generic="swiss"/>
    <style:font-face style:name="MS Gothic" svg:font-family="'MS Gothic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 style:master-page-name="Default1">
      <style:paragraph-properties style:page-number="auto"/>
      <style:text-properties style:font-name="Arial Black"/>
    </style:style>
    <style:style style:name="P2" style:family="paragraph" style:parent-style-name="Heading_20_1" style:master-page-name="Default2">
      <style:paragraph-properties style:page-number="1"/>
      <style:text-properties style:font-name="Arial Black"/>
    </style:style>
    <style:style style:name="P3" style:family="paragraph" style:parent-style-name="Heading_20_1" style:master-page-name="Default3">
      <style:paragraph-properties style:page-number="1"/>
      <style:text-properties style:font-name="Arial Black"/>
    </style:style>
    <style:style style:name="P4" style:family="paragraph" style:parent-style-name="Heading_20_1" style:master-page-name="Default4">
      <style:paragraph-properties style:page-number="1"/>
      <style:text-properties style:font-name="Arial Black"/>
    </style:style>
    <style:style style:name="P5" style:family="paragraph" style:parent-style-name="Heading_20_1" style:master-page-name="Default5">
      <style:paragraph-properties style:page-number="1"/>
      <style:text-properties style:font-name="Arial Black"/>
    </style:style>
    <style:style style:name="P6" style:family="paragraph" style:parent-style-name="Heading_20_1" style:master-page-name="Default6">
      <style:paragraph-properties style:page-number="1"/>
      <style:text-properties style:font-name="Arial Black"/>
    </style:style>
    <style:style style:name="P7" style:family="paragraph" style:parent-style-name="Heading_20_1" style:master-page-name="Default7">
      <style:paragraph-properties style:page-number="1"/>
      <style:text-properties style:font-name="Arial Black"/>
    </style:style>
    <style:style style:name="P8" style:family="paragraph" style:parent-style-name="Heading_20_1" style:master-page-name="Default8">
      <style:paragraph-properties style:page-number="1"/>
      <style:text-properties style:font-name="Arial Black"/>
    </style:style>
    <style:style style:name="P9" style:family="paragraph" style:parent-style-name="Heading_20_1" style:master-page-name="Default9">
      <style:paragraph-properties style:page-number="1"/>
      <style:text-properties style:font-name="Arial Black"/>
    </style:style>
    <style:style style:name="P10" style:family="paragraph" style:parent-style-name="Heading_20_1" style:master-page-name="Default10">
      <style:paragraph-properties style:page-number="1"/>
      <style:text-properties style:font-name="Arial Black"/>
    </style:style>
    <style:style style:name="P11" style:family="paragraph" style:parent-style-name="Standard">
      <style:paragraph-properties fo:text-align="start" style:justify-single-word="false"/>
      <style:text-properties fo:color="#ff3300" style:font-name="Verdana" fo:font-size="20pt" style:text-underline-style="solid" style:text-underline-width="auto" style:text-underline-color="font-color" fo:font-weight="normal" fo:background-color="#ffffff" style:font-size-asian="20pt" style:font-weight-asian="normal" style:font-size-complex="20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ff3300" style:font-name="Verdana" fo:font-size="20pt" style:text-underline-style="solid" style:text-underline-width="auto" style:text-underline-color="font-color" fo:font-weight="normal" fo:background-color="#ffffff" style:font-size-asian="20pt" style:font-weight-asian="normal" style:font-size-complex="20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ff3300" style:font-name="Verdana" fo:font-size="20pt" style:text-underline-style="none" fo:font-weight="normal" fo:background-color="#ffffff" style:font-size-asian="20pt" style:font-weight-asian="normal" style:font-size-complex="20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color="#ff3300" style:font-name="Verdana" fo:font-size="20pt" style:text-underline-style="none" fo:font-weight="normal" fo:background-color="#ffffff" style:font-size-asian="20pt" style:font-weight-asian="normal" style:font-size-complex="20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fo:color="#cc3300" fo:font-size="22pt" style:text-underline-style="solid" style:text-underline-width="auto" style:text-underline-color="font-color" fo:font-weight="bold" fo:background-color="#ffffff" style:font-size-asian="22pt" style:font-weight-asian="bold" style:font-size-complex="22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cc3300" style:font-name="Verdana" fo:font-size="28pt" style:text-underline-style="none" fo:font-weight="normal" fo:background-color="#ffffff" style:font-size-asian="28pt" style:font-weight-asian="normal" style:font-size-complex="28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cc3300" style:font-name="Verdana" fo:font-size="20pt" style:text-underline-style="none" fo:font-weight="normal" fo:background-color="#ffffff" style:font-size-asian="20pt" style:font-weight-asian="normal" style:font-size-complex="20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color="#333333" style:font-name="Verdana" fo:font-size="20pt" style:text-underline-style="none" fo:font-weight="bold" fo:background-color="#ffffff" style:font-size-asian="20pt" style:font-weight-asian="bold" style:font-size-complex="20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333333" style:font-name="Verdana" fo:font-size="20pt" style:text-underline-style="none" fo:font-weight="normal" fo:background-color="#ffffff" style:font-size-asian="20pt" style:font-weight-asian="normal" style:font-size-complex="20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333333" style:font-name="Verdana" fo:font-size="28pt" style:text-underline-style="none" fo:font-weight="normal" fo:background-color="#ffffff" style:font-size-asian="28pt" style:font-weight-asian="normal" style:font-size-complex="28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color="#333333" style:font-name="Verdana" fo:font-size="28pt" style:text-underline-style="solid" style:text-underline-width="auto" style:text-underline-color="font-color" fo:font-weight="normal" fo:background-color="#ffffff" style:font-size-asian="28pt" style:font-weight-asian="normal" style:font-size-complex="28pt" style:font-weight-complex="normal"/>
    </style:style>
    <style:style style:name="P23" style:family="paragraph">
      <style:paragraph-properties text:enable-numbering="false" fo:margin-left="0in" fo:margin-right="0in" fo:margin-top="0in" fo:margin-bottom="0in" fo:line-height="100%" fo:text-align="start" fo:text-indent="0in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style:paragraph-properties text:enable-numbering="false" fo:margin-left="0in" fo:margin-right="0in" fo:margin-top="0in" fo:margin-bottom="0in" fo:line-height="100%" fo:text-align="start" fo:text-indent="0in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100%" style:font-relief="none" style:text-overline-style="none" style:text-overline-color="font-colo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ff3300" fo:font-size="20pt" style:font-size-asian="20pt" style:font-size-complex="20pt"/>
    </style:style>
    <style:style style:name="T3" style:family="text">
      <style:text-properties fo:color="#ff3300" fo:font-size="20pt" style:text-underline-style="none" style:font-size-asian="20pt" style:font-size-complex="20pt"/>
    </style:style>
    <style:style style:name="T4" style:family="text">
      <style:text-properties fo:color="#000000" style:text-outline="false" style:text-line-through-styl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stroke="solid" svg:stroke-width="0.0102in" svg:stroke-color="#000000" draw:marker-start="" draw:marker-start-width="0.1181in" draw:marker-start-center="false" draw:marker-end="" draw:marker-end-width="0.1181in" draw:marker-end-center="false" draw:stroke-linejoin="miter" draw:fill="gradient" draw:fill-color="#ffffff" draw:fill-gradient-name="Green_20_Gradient_20_1" draw:textarea-horizontal-align="center" draw:textarea-vertical-align="middle" draw:auto-grow-height="false" draw:fit-to-size="false" fo:min-height="0in" fo:min-width="0in" fo:padding-top="0.0516in" fo:padding-bottom="0.0516in" fo:padding-left="0.0984in" fo:padding-right="0.0984in" fo:wrap-option="wrap" draw:shadow="visible" draw:shadow-offset-x="0.1181in" draw:shadow-offset-y="0.1181in" draw:shadow-color="#868686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marker-start="" draw:marker-start-width="0.1181in" draw:marker-start-center="false" draw:marker-end="" draw:marker-end-width="0.1181in" draw:marker-end-center="false" draw:stroke-linejoin="miter" draw:fill="gradient" draw:fill-color="#800000" draw:fill-gradient-name="Blue_20_Gradient_20_3" draw:textarea-horizontal-align="center" draw:textarea-vertical-align="middle" draw:auto-grow-height="false" draw:fit-to-size="false" fo:min-height="0in" fo:min-width="0in" fo:padding-top="0.0516in" fo:padding-bottom="0.0516in" fo:padding-left="0.0984in" fo:padding-right="0.0984in" fo:wrap-option="wrap" draw:shadow="hidden" draw:shadow-offset-x="0.1181in" draw:shadow-offset-y="0.1181in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draw:custom-shape text:anchor-type="paragraph" draw:z-index="1" draw:style-name="gr2" draw:text-style-name="P24" svg:width="5.4587in" svg:height="0.524in" svg:x="1.0874in" svg:y="-0.039in"><text:p text:style-name="P24"><text:span text:style-name="T5">G.NARAYANAMMA INSTITUE OF TECHNOLOGY AND SCIENCES (FOR WOMAN)</text:span></text:p><draw:enhanced-geometry svg:viewBox="0 0 21600 21600" draw:text-areas="0 0 21600 21600" draw:text-path="true" draw:text-path-mode="shape" draw:text-path-scale="path" draw:text-path-same-letter-heights="false" draw:type="fontwork-inflate" draw:modifiers="4650" draw:enhanced-path="M 0 ?f0 C 4100 ?f1 7300 0 10800 0 14300 0 17500 ?f1 21600 ?f0 N M 0 ?f2 C 4100 ?f3 7300 21600 10800 21600 14300 21600 17500 ?f3 21600 ?f2 N"><draw:equation draw:name="f0" draw:formula="$0 "/><draw:equation draw:name="f1" draw:formula="1530*?f0 /4650"/><draw:equation draw:name="f2" draw:formula="21600-?f0 "/><draw:equation draw:name="f3" draw:formula="21600-?f1 "/><draw:handle draw:handle-position="left $0" draw:handle-range-y-minimum="0" draw:handle-range-y-maximum="4650"/></draw:enhanced-geometry></draw:custom-shape></text:h>
      <text:p text:style-name="P15"><draw:custom-shape text:anchor-type="paragraph" draw:z-index="0" draw:style-name="gr1" draw:text-style-name="P23" svg:width="4.698in" svg:height="0.6878in" svg:x="1.1339in" svg:y="0.0756in"><text:p text:style-name="P23"><text:span text:style-name="T4">SHAIKPET,HYDERABAD</text:span></text:p><text:p text:style-name="P23"><text:span text:style-name="T4"/></text:p><draw:enhanced-geometry svg:viewBox="0 0 21600 21600" draw:extrusion="true" draw:extrusion-light-face="true" draw:extrusion-first-light-harsh="true" draw:extrusion-second-light-harsh="false" draw:extrusion-metal="false" dr3d:projection="parallel" draw:extrusion-color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text:p text:style-name="P15"/>
      <text:p text:style-name="P15"/>
      <text:p text:style-name="P15"/>
      <text:p text:style-name="P16">CERTIFICATE</text:p>
      <text:p text:style-name="P17">T<text:span text:style-name="T1">his is to certify that the project work entitled M.S.WORD Document Certificate,which has been submitted by,</text:span></text:p>
      <text:p text:style-name="P18"/>
      <text:p text:style-name="P19">Kenny</text:p>
      <text:p text:style-name="P20"><text:s text:c="12"/></text:p>
      <text:p text:style-name="P21"><text:span text:style-name="T1"><text:s text:c="11"/></text:span><text:span text:style-name="T2"><text:s/>is the partial fulfillment of the requirement for the award of the degree of B.Tech in CSE is a record of bonafied work carried out by thm under our supervision.</text:span></text:p>
      <text:p text:style-name="P13"/>
      <text:p text:style-name="P12">EXTERNAL GUIDE</text:p>
      <text:p text:style-name="P11"/>
      <text:p text:style-name="P22"><text:span text:style-name="T2">INTERNAL GUIDE </text:span><text:span text:style-name="T3"><text:s text:c="38"/></text:span><text:span text:style-name="T2">HOD</text:span></text:p>
      <text:p text:style-name="P11"/>
      <text:p text:style-name="P11"/>
      <text:p text:style-name="P14"/>
      <text:p text:style-name="P11"/>
      <text:p text:style-name="P11"/>
      <text:h text:style-name="P2" text:outline-level="1"><draw:custom-shape text:anchor-type="paragraph" draw:z-index="3" draw:style-name="gr2" draw:text-style-name="P24" svg:width="5.4587in" svg:height="0.524in" svg:x="1.0874in" svg:y="-0.039in"><text:p text:style-name="P24"><text:span text:style-name="T5">G.NARAYANAMMA INSTITUE OF TECHNOLOGY AND SCIENCES (FOR WOMAN)</text:span></text:p><draw:enhanced-geometry svg:viewBox="0 0 21600 21600" draw:text-areas="0 0 21600 21600" draw:text-path="true" draw:text-path-mode="shape" draw:text-path-scale="path" draw:text-path-same-letter-heights="false" draw:type="fontwork-inflate" draw:modifiers="4650" draw:enhanced-path="M 0 ?f0 C 4100 ?f1 7300 0 10800 0 14300 0 17500 ?f1 21600 ?f0 N M 0 ?f2 C 4100 ?f3 7300 21600 10800 21600 14300 21600 17500 ?f3 21600 ?f2 N"><draw:equation draw:name="f0" draw:formula="$0 "/><draw:equation draw:name="f1" draw:formula="1530*?f0 /4650"/><draw:equation draw:name="f2" draw:formula="21600-?f0 "/><draw:equation draw:name="f3" draw:formula="21600-?f1 "/><draw:handle draw:handle-position="left $0" draw:handle-range-y-minimum="0" draw:handle-range-y-maximum="4650"/></draw:enhanced-geometry></draw:custom-shape></text:h>
      <text:p text:style-name="P15"><draw:custom-shape text:anchor-type="paragraph" draw:z-index="2" draw:style-name="gr1" draw:text-style-name="P23" svg:width="4.698in" svg:height="0.6878in" svg:x="1.1339in" svg:y="0.0756in"><text:p text:style-name="P23"><text:span text:style-name="T4">SHAIKPET,HYDERABAD</text:span></text:p><text:p text:style-name="P23"><text:span text:style-name="T4"/></text:p><draw:enhanced-geometry svg:viewBox="0 0 21600 21600" draw:extrusion="true" draw:extrusion-light-face="true" draw:extrusion-first-light-harsh="true" draw:extrusion-second-light-harsh="false" draw:extrusion-metal="false" dr3d:projection="parallel" draw:extrusion-color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text:p text:style-name="P15"/>
      <text:p text:style-name="P15"/>
      <text:p text:style-name="P15"/>
      <text:p text:style-name="P16">CERTIFICATE</text:p>
      <text:p text:style-name="P17">T<text:span text:style-name="T1">his is to certify that the project work entitled M.S.WORD Document Certificate,which has been submitted by,</text:span></text:p>
      <text:p text:style-name="P18"/>
      <text:p text:style-name="P19">Lilly</text:p>
      <text:p text:style-name="P20"><text:s text:c="12"/></text:p>
      <text:p text:style-name="P21"><text:span text:style-name="T1"><text:s text:c="11"/></text:span><text:span text:style-name="T2"><text:s/>is the partial fulfillment of the requirement for the award of the degree of B.Tech in CSE is a record of bonafied work carried out by thm under our supervision.</text:span></text:p>
      <text:p text:style-name="P13"/>
      <text:p text:style-name="P12">EXTERNAL GUIDE</text:p>
      <text:p text:style-name="P11"/>
      <text:p text:style-name="P22"><text:span text:style-name="T2">INTERNAL GUIDE </text:span><text:span text:style-name="T3"><text:s text:c="38"/></text:span><text:span text:style-name="T2">HOD</text:span></text:p>
      <text:p text:style-name="P11"/>
      <text:p text:style-name="P11"/>
      <text:p text:style-name="P14"/>
      <text:p text:style-name="P11"/>
      <text:p text:style-name="P11"/>
      <text:h text:style-name="P3" text:outline-level="1"><draw:custom-shape text:anchor-type="paragraph" draw:z-index="5" draw:style-name="gr2" draw:text-style-name="P24" svg:width="5.4587in" svg:height="0.524in" svg:x="1.0874in" svg:y="-0.039in"><text:p text:style-name="P24"><text:span text:style-name="T5">G.NARAYANAMMA INSTITUE OF TECHNOLOGY AND SCIENCES (FOR WOMAN)</text:span></text:p><draw:enhanced-geometry svg:viewBox="0 0 21600 21600" draw:text-areas="0 0 21600 21600" draw:text-path="true" draw:text-path-mode="shape" draw:text-path-scale="path" draw:text-path-same-letter-heights="false" draw:type="fontwork-inflate" draw:modifiers="4650" draw:enhanced-path="M 0 ?f0 C 4100 ?f1 7300 0 10800 0 14300 0 17500 ?f1 21600 ?f0 N M 0 ?f2 C 4100 ?f3 7300 21600 10800 21600 14300 21600 17500 ?f3 21600 ?f2 N"><draw:equation draw:name="f0" draw:formula="$0 "/><draw:equation draw:name="f1" draw:formula="1530*?f0 /4650"/><draw:equation draw:name="f2" draw:formula="21600-?f0 "/><draw:equation draw:name="f3" draw:formula="21600-?f1 "/><draw:handle draw:handle-position="left $0" draw:handle-range-y-minimum="0" draw:handle-range-y-maximum="4650"/></draw:enhanced-geometry></draw:custom-shape></text:h>
      <text:p text:style-name="P15"><draw:custom-shape text:anchor-type="paragraph" draw:z-index="4" draw:style-name="gr1" draw:text-style-name="P23" svg:width="4.698in" svg:height="0.6878in" svg:x="1.1339in" svg:y="0.0756in"><text:p text:style-name="P23"><text:span text:style-name="T4">SHAIKPET,HYDERABAD</text:span></text:p><text:p text:style-name="P23"><text:span text:style-name="T4"/></text:p><draw:enhanced-geometry svg:viewBox="0 0 21600 21600" draw:extrusion="true" draw:extrusion-light-face="true" draw:extrusion-first-light-harsh="true" draw:extrusion-second-light-harsh="false" draw:extrusion-metal="false" dr3d:projection="parallel" draw:extrusion-color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text:p text:style-name="P15"/>
      <text:p text:style-name="P15"/>
      <text:p text:style-name="P15"/>
      <text:p text:style-name="P16">CERTIFICATE</text:p>
      <text:p text:style-name="P17">T<text:span text:style-name="T1">his is to certify that the project work entitled M.S.WORD Document Certificate,which has been submitted by,</text:span></text:p>
      <text:p text:style-name="P18"/>
      <text:p text:style-name="P19">Rose</text:p>
      <text:p text:style-name="P20"><text:s text:c="12"/></text:p>
      <text:p text:style-name="P21"><text:span text:style-name="T1"><text:s text:c="11"/></text:span><text:span text:style-name="T2"><text:s/>is the partial fulfillment of the requirement for the award of the degree of B.Tech in CSE is a record of bonafied work carried out by thm under our supervision.</text:span></text:p>
      <text:p text:style-name="P13"/>
      <text:p text:style-name="P12">EXTERNAL GUIDE</text:p>
      <text:p text:style-name="P11"/>
      <text:p text:style-name="P22"><text:span text:style-name="T2">INTERNAL GUIDE </text:span><text:span text:style-name="T3"><text:s text:c="38"/></text:span><text:span text:style-name="T2">HOD</text:span></text:p>
      <text:p text:style-name="P11"/>
      <text:p text:style-name="P11"/>
      <text:p text:style-name="P14"/>
      <text:p text:style-name="P11"/>
      <text:p text:style-name="P11"/>
      <text:h text:style-name="P4" text:outline-level="1"><draw:custom-shape text:anchor-type="paragraph" draw:z-index="7" draw:style-name="gr2" draw:text-style-name="P24" svg:width="5.4587in" svg:height="0.524in" svg:x="1.0874in" svg:y="-0.039in"><text:p text:style-name="P24"><text:span text:style-name="T5">G.NARAYANAMMA INSTITUE OF TECHNOLOGY AND SCIENCES (FOR WOMAN)</text:span></text:p><draw:enhanced-geometry svg:viewBox="0 0 21600 21600" draw:text-areas="0 0 21600 21600" draw:text-path="true" draw:text-path-mode="shape" draw:text-path-scale="path" draw:text-path-same-letter-heights="false" draw:type="fontwork-inflate" draw:modifiers="4650" draw:enhanced-path="M 0 ?f0 C 4100 ?f1 7300 0 10800 0 14300 0 17500 ?f1 21600 ?f0 N M 0 ?f2 C 4100 ?f3 7300 21600 10800 21600 14300 21600 17500 ?f3 21600 ?f2 N"><draw:equation draw:name="f0" draw:formula="$0 "/><draw:equation draw:name="f1" draw:formula="1530*?f0 /4650"/><draw:equation draw:name="f2" draw:formula="21600-?f0 "/><draw:equation draw:name="f3" draw:formula="21600-?f1 "/><draw:handle draw:handle-position="left $0" draw:handle-range-y-minimum="0" draw:handle-range-y-maximum="4650"/></draw:enhanced-geometry></draw:custom-shape></text:h>
      <text:p text:style-name="P15"><draw:custom-shape text:anchor-type="paragraph" draw:z-index="6" draw:style-name="gr1" draw:text-style-name="P23" svg:width="4.698in" svg:height="0.6878in" svg:x="1.1339in" svg:y="0.0756in"><text:p text:style-name="P23"><text:span text:style-name="T4">SHAIKPET,HYDERABAD</text:span></text:p><text:p text:style-name="P23"><text:span text:style-name="T4"/></text:p><draw:enhanced-geometry svg:viewBox="0 0 21600 21600" draw:extrusion="true" draw:extrusion-light-face="true" draw:extrusion-first-light-harsh="true" draw:extrusion-second-light-harsh="false" draw:extrusion-metal="false" dr3d:projection="parallel" draw:extrusion-color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text:p text:style-name="P15"/>
      <text:p text:style-name="P15"/>
      <text:p text:style-name="P15"/>
      <text:p text:style-name="P16">CERTIFICATE</text:p>
      <text:p text:style-name="P17">T<text:span text:style-name="T1">his is to certify that the project work entitled M.S.WORD Document Certificate,which has been submitted by,</text:span></text:p>
      <text:p text:style-name="P18"/>
      <text:p text:style-name="P19">Jackson</text:p>
      <text:p text:style-name="P20"><text:s text:c="12"/></text:p>
      <text:p text:style-name="P21"><text:span text:style-name="T1"><text:s text:c="11"/></text:span><text:span text:style-name="T2"><text:s/>is the partial fulfillment of the requirement for the award of the degree of B.Tech in CSE is a record of bonafied work carried out by thm under our supervision.</text:span></text:p>
      <text:p text:style-name="P13"/>
      <text:p text:style-name="P12">EXTERNAL GUIDE</text:p>
      <text:p text:style-name="P11"/>
      <text:p text:style-name="P22"><text:span text:style-name="T2">INTERNAL GUIDE </text:span><text:span text:style-name="T3"><text:s text:c="38"/></text:span><text:span text:style-name="T2">HOD</text:span></text:p>
      <text:p text:style-name="P11"/>
      <text:p text:style-name="P11"/>
      <text:p text:style-name="P14"/>
      <text:p text:style-name="P11"/>
      <text:p text:style-name="P11"/>
      <text:h text:style-name="P5" text:outline-level="1"><draw:custom-shape text:anchor-type="paragraph" draw:z-index="9" draw:style-name="gr2" draw:text-style-name="P24" svg:width="5.4587in" svg:height="0.524in" svg:x="1.0874in" svg:y="-0.039in"><text:p text:style-name="P24"><text:span text:style-name="T5">G.NARAYANAMMA INSTITUE OF TECHNOLOGY AND SCIENCES (FOR WOMAN)</text:span></text:p><draw:enhanced-geometry svg:viewBox="0 0 21600 21600" draw:text-areas="0 0 21600 21600" draw:text-path="true" draw:text-path-mode="shape" draw:text-path-scale="path" draw:text-path-same-letter-heights="false" draw:type="fontwork-inflate" draw:modifiers="4650" draw:enhanced-path="M 0 ?f0 C 4100 ?f1 7300 0 10800 0 14300 0 17500 ?f1 21600 ?f0 N M 0 ?f2 C 4100 ?f3 7300 21600 10800 21600 14300 21600 17500 ?f3 21600 ?f2 N"><draw:equation draw:name="f0" draw:formula="$0 "/><draw:equation draw:name="f1" draw:formula="1530*?f0 /4650"/><draw:equation draw:name="f2" draw:formula="21600-?f0 "/><draw:equation draw:name="f3" draw:formula="21600-?f1 "/><draw:handle draw:handle-position="left $0" draw:handle-range-y-minimum="0" draw:handle-range-y-maximum="4650"/></draw:enhanced-geometry></draw:custom-shape></text:h>
      <text:p text:style-name="P15"><draw:custom-shape text:anchor-type="paragraph" draw:z-index="8" draw:style-name="gr1" draw:text-style-name="P23" svg:width="4.698in" svg:height="0.6878in" svg:x="1.1339in" svg:y="0.0756in"><text:p text:style-name="P23"><text:span text:style-name="T4">SHAIKPET,HYDERABAD</text:span></text:p><text:p text:style-name="P23"><text:span text:style-name="T4"/></text:p><draw:enhanced-geometry svg:viewBox="0 0 21600 21600" draw:extrusion="true" draw:extrusion-light-face="true" draw:extrusion-first-light-harsh="true" draw:extrusion-second-light-harsh="false" draw:extrusion-metal="false" dr3d:projection="parallel" draw:extrusion-color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text:p text:style-name="P15"/>
      <text:p text:style-name="P15"/>
      <text:p text:style-name="P15"/>
      <text:p text:style-name="P16">CERTIFICATE</text:p>
      <text:p text:style-name="P17">T<text:span text:style-name="T1">his is to certify that the project work entitled M.S.WORD Document Certificate,which has been submitted by,</text:span></text:p>
      <text:p text:style-name="P18"/>
      <text:p text:style-name="P19">Jimin</text:p>
      <text:p text:style-name="P20"><text:s text:c="12"/></text:p>
      <text:p text:style-name="P21"><text:span text:style-name="T1"><text:s text:c="11"/></text:span><text:span text:style-name="T2"><text:s/>is the partial fulfillment of the requirement for the award of the degree of B.Tech in CSE is a record of bonafied work carried out by thm under our supervision.</text:span></text:p>
      <text:p text:style-name="P13"/>
      <text:p text:style-name="P12">EXTERNAL GUIDE</text:p>
      <text:p text:style-name="P11"/>
      <text:p text:style-name="P22"><text:span text:style-name="T2">INTERNAL GUIDE </text:span><text:span text:style-name="T3"><text:s text:c="38"/></text:span><text:span text:style-name="T2">HOD</text:span></text:p>
      <text:p text:style-name="P11"/>
      <text:p text:style-name="P11"/>
      <text:p text:style-name="P14"/>
      <text:p text:style-name="P11"/>
      <text:p text:style-name="P11"/>
      <text:h text:style-name="P6" text:outline-level="1"><draw:custom-shape text:anchor-type="paragraph" draw:z-index="11" draw:style-name="gr2" draw:text-style-name="P24" svg:width="5.4587in" svg:height="0.524in" svg:x="1.0874in" svg:y="-0.039in"><text:p text:style-name="P24"><text:span text:style-name="T5">G.NARAYANAMMA INSTITUE OF TECHNOLOGY AND SCIENCES (FOR WOMAN)</text:span></text:p><draw:enhanced-geometry svg:viewBox="0 0 21600 21600" draw:text-areas="0 0 21600 21600" draw:text-path="true" draw:text-path-mode="shape" draw:text-path-scale="path" draw:text-path-same-letter-heights="false" draw:type="fontwork-inflate" draw:modifiers="4650" draw:enhanced-path="M 0 ?f0 C 4100 ?f1 7300 0 10800 0 14300 0 17500 ?f1 21600 ?f0 N M 0 ?f2 C 4100 ?f3 7300 21600 10800 21600 14300 21600 17500 ?f3 21600 ?f2 N"><draw:equation draw:name="f0" draw:formula="$0 "/><draw:equation draw:name="f1" draw:formula="1530*?f0 /4650"/><draw:equation draw:name="f2" draw:formula="21600-?f0 "/><draw:equation draw:name="f3" draw:formula="21600-?f1 "/><draw:handle draw:handle-position="left $0" draw:handle-range-y-minimum="0" draw:handle-range-y-maximum="4650"/></draw:enhanced-geometry></draw:custom-shape></text:h>
      <text:p text:style-name="P15"><draw:custom-shape text:anchor-type="paragraph" draw:z-index="10" draw:style-name="gr1" draw:text-style-name="P23" svg:width="4.698in" svg:height="0.6878in" svg:x="1.1339in" svg:y="0.0756in"><text:p text:style-name="P23"><text:span text:style-name="T4">SHAIKPET,HYDERABAD</text:span></text:p><text:p text:style-name="P23"><text:span text:style-name="T4"/></text:p><draw:enhanced-geometry svg:viewBox="0 0 21600 21600" draw:extrusion="true" draw:extrusion-light-face="true" draw:extrusion-first-light-harsh="true" draw:extrusion-second-light-harsh="false" draw:extrusion-metal="false" dr3d:projection="parallel" draw:extrusion-color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text:p text:style-name="P15"/>
      <text:p text:style-name="P15"/>
      <text:p text:style-name="P15"/>
      <text:p text:style-name="P16">CERTIFICATE</text:p>
      <text:p text:style-name="P17">T<text:span text:style-name="T1">his is to certify that the project work entitled M.S.WORD Document Certificate,which has been submitted by,</text:span></text:p>
      <text:p text:style-name="P18"/>
      <text:p text:style-name="P19">V</text:p>
      <text:p text:style-name="P20"><text:s text:c="12"/></text:p>
      <text:p text:style-name="P21"><text:span text:style-name="T1"><text:s text:c="11"/></text:span><text:span text:style-name="T2"><text:s/>is the partial fulfillment of the requirement for the award of the degree of B.Tech in CSE is a record of bonafied work carried out by thm under our supervision.</text:span></text:p>
      <text:p text:style-name="P13"/>
      <text:p text:style-name="P12">EXTERNAL GUIDE</text:p>
      <text:p text:style-name="P11"/>
      <text:p text:style-name="P22"><text:span text:style-name="T2">INTERNAL GUIDE </text:span><text:span text:style-name="T3"><text:s text:c="38"/></text:span><text:span text:style-name="T2">HOD</text:span></text:p>
      <text:p text:style-name="P11"/>
      <text:p text:style-name="P11"/>
      <text:p text:style-name="P14"/>
      <text:p text:style-name="P11"/>
      <text:p text:style-name="P11"/>
      <text:h text:style-name="P7" text:outline-level="1"><draw:custom-shape text:anchor-type="paragraph" draw:z-index="13" draw:style-name="gr2" draw:text-style-name="P24" svg:width="5.4587in" svg:height="0.524in" svg:x="1.0874in" svg:y="-0.039in"><text:p text:style-name="P24"><text:span text:style-name="T5">G.NARAYANAMMA INSTITUE OF TECHNOLOGY AND SCIENCES (FOR WOMAN)</text:span></text:p><draw:enhanced-geometry svg:viewBox="0 0 21600 21600" draw:text-areas="0 0 21600 21600" draw:text-path="true" draw:text-path-mode="shape" draw:text-path-scale="path" draw:text-path-same-letter-heights="false" draw:type="fontwork-inflate" draw:modifiers="4650" draw:enhanced-path="M 0 ?f0 C 4100 ?f1 7300 0 10800 0 14300 0 17500 ?f1 21600 ?f0 N M 0 ?f2 C 4100 ?f3 7300 21600 10800 21600 14300 21600 17500 ?f3 21600 ?f2 N"><draw:equation draw:name="f0" draw:formula="$0 "/><draw:equation draw:name="f1" draw:formula="1530*?f0 /4650"/><draw:equation draw:name="f2" draw:formula="21600-?f0 "/><draw:equation draw:name="f3" draw:formula="21600-?f1 "/><draw:handle draw:handle-position="left $0" draw:handle-range-y-minimum="0" draw:handle-range-y-maximum="4650"/></draw:enhanced-geometry></draw:custom-shape></text:h>
      <text:p text:style-name="P15"><draw:custom-shape text:anchor-type="paragraph" draw:z-index="12" draw:style-name="gr1" draw:text-style-name="P23" svg:width="4.698in" svg:height="0.6878in" svg:x="1.1339in" svg:y="0.0756in"><text:p text:style-name="P23"><text:span text:style-name="T4">SHAIKPET,HYDERABAD</text:span></text:p><text:p text:style-name="P23"><text:span text:style-name="T4"/></text:p><draw:enhanced-geometry svg:viewBox="0 0 21600 21600" draw:extrusion="true" draw:extrusion-light-face="true" draw:extrusion-first-light-harsh="true" draw:extrusion-second-light-harsh="false" draw:extrusion-metal="false" dr3d:projection="parallel" draw:extrusion-color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text:p text:style-name="P15"/>
      <text:p text:style-name="P15"/>
      <text:p text:style-name="P15"/>
      <text:p text:style-name="P16">CERTIFICATE</text:p>
      <text:p text:style-name="P17">T<text:span text:style-name="T1">his is to certify that the project work entitled M.S.WORD Document Certificate,which has been submitted by,</text:span></text:p>
      <text:p text:style-name="P18"/>
      <text:p text:style-name="P19">RM</text:p>
      <text:p text:style-name="P20"><text:s text:c="12"/></text:p>
      <text:p text:style-name="P21"><text:span text:style-name="T1"><text:s text:c="11"/></text:span><text:span text:style-name="T2"><text:s/>is the partial fulfillment of the requirement for the award of the degree of B.Tech in CSE is a record of bonafied work carried out by thm under our supervision.</text:span></text:p>
      <text:p text:style-name="P13"/>
      <text:p text:style-name="P12">EXTERNAL GUIDE</text:p>
      <text:p text:style-name="P11"/>
      <text:p text:style-name="P22"><text:span text:style-name="T2">INTERNAL GUIDE </text:span><text:span text:style-name="T3"><text:s text:c="38"/></text:span><text:span text:style-name="T2">HOD</text:span></text:p>
      <text:p text:style-name="P11"/>
      <text:p text:style-name="P11"/>
      <text:p text:style-name="P14"/>
      <text:p text:style-name="P11"/>
      <text:p text:style-name="P11"/>
      <text:h text:style-name="P8" text:outline-level="1"><draw:custom-shape text:anchor-type="paragraph" draw:z-index="15" draw:style-name="gr2" draw:text-style-name="P24" svg:width="5.4587in" svg:height="0.524in" svg:x="1.0874in" svg:y="-0.039in"><text:p text:style-name="P24"><text:span text:style-name="T5">G.NARAYANAMMA INSTITUE OF TECHNOLOGY AND SCIENCES (FOR WOMAN)</text:span></text:p><draw:enhanced-geometry svg:viewBox="0 0 21600 21600" draw:text-areas="0 0 21600 21600" draw:text-path="true" draw:text-path-mode="shape" draw:text-path-scale="path" draw:text-path-same-letter-heights="false" draw:type="fontwork-inflate" draw:modifiers="4650" draw:enhanced-path="M 0 ?f0 C 4100 ?f1 7300 0 10800 0 14300 0 17500 ?f1 21600 ?f0 N M 0 ?f2 C 4100 ?f3 7300 21600 10800 21600 14300 21600 17500 ?f3 21600 ?f2 N"><draw:equation draw:name="f0" draw:formula="$0 "/><draw:equation draw:name="f1" draw:formula="1530*?f0 /4650"/><draw:equation draw:name="f2" draw:formula="21600-?f0 "/><draw:equation draw:name="f3" draw:formula="21600-?f1 "/><draw:handle draw:handle-position="left $0" draw:handle-range-y-minimum="0" draw:handle-range-y-maximum="4650"/></draw:enhanced-geometry></draw:custom-shape></text:h>
      <text:p text:style-name="P15"><draw:custom-shape text:anchor-type="paragraph" draw:z-index="14" draw:style-name="gr1" draw:text-style-name="P23" svg:width="4.698in" svg:height="0.6878in" svg:x="1.1339in" svg:y="0.0756in"><text:p text:style-name="P23"><text:span text:style-name="T4">SHAIKPET,HYDERABAD</text:span></text:p><text:p text:style-name="P23"><text:span text:style-name="T4"/></text:p><draw:enhanced-geometry svg:viewBox="0 0 21600 21600" draw:extrusion="true" draw:extrusion-light-face="true" draw:extrusion-first-light-harsh="true" draw:extrusion-second-light-harsh="false" draw:extrusion-metal="false" dr3d:projection="parallel" draw:extrusion-color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text:p text:style-name="P15"/>
      <text:p text:style-name="P15"/>
      <text:p text:style-name="P15"/>
      <text:p text:style-name="P16">CERTIFICATE</text:p>
      <text:p text:style-name="P17">T<text:span text:style-name="T1">his is to certify that the project work entitled M.S.WORD Document Certificate,which has been submitted by,</text:span></text:p>
      <text:p text:style-name="P18"/>
      <text:p text:style-name="P19">Jin</text:p>
      <text:p text:style-name="P20"><text:s text:c="12"/></text:p>
      <text:p text:style-name="P21"><text:span text:style-name="T1"><text:s text:c="11"/></text:span><text:span text:style-name="T2"><text:s/>is the partial fulfillment of the requirement for the award of the degree of B.Tech in CSE is a record of bonafied work carried out by thm under our supervision.</text:span></text:p>
      <text:p text:style-name="P13"/>
      <text:p text:style-name="P12">EXTERNAL GUIDE</text:p>
      <text:p text:style-name="P11"/>
      <text:p text:style-name="P22"><text:span text:style-name="T2">INTERNAL GUIDE </text:span><text:span text:style-name="T3"><text:s text:c="38"/></text:span><text:span text:style-name="T2">HOD</text:span></text:p>
      <text:p text:style-name="P11"/>
      <text:p text:style-name="P11"/>
      <text:p text:style-name="P14"/>
      <text:p text:style-name="P11"/>
      <text:p text:style-name="P11"/>
      <text:h text:style-name="P9" text:outline-level="1"><draw:custom-shape text:anchor-type="paragraph" draw:z-index="17" draw:style-name="gr2" draw:text-style-name="P24" svg:width="5.4587in" svg:height="0.524in" svg:x="1.0874in" svg:y="-0.039in"><text:p text:style-name="P24"><text:span text:style-name="T5">G.NARAYANAMMA INSTITUE OF TECHNOLOGY AND SCIENCES (FOR WOMAN)</text:span></text:p><draw:enhanced-geometry svg:viewBox="0 0 21600 21600" draw:text-areas="0 0 21600 21600" draw:text-path="true" draw:text-path-mode="shape" draw:text-path-scale="path" draw:text-path-same-letter-heights="false" draw:type="fontwork-inflate" draw:modifiers="4650" draw:enhanced-path="M 0 ?f0 C 4100 ?f1 7300 0 10800 0 14300 0 17500 ?f1 21600 ?f0 N M 0 ?f2 C 4100 ?f3 7300 21600 10800 21600 14300 21600 17500 ?f3 21600 ?f2 N"><draw:equation draw:name="f0" draw:formula="$0 "/><draw:equation draw:name="f1" draw:formula="1530*?f0 /4650"/><draw:equation draw:name="f2" draw:formula="21600-?f0 "/><draw:equation draw:name="f3" draw:formula="21600-?f1 "/><draw:handle draw:handle-position="left $0" draw:handle-range-y-minimum="0" draw:handle-range-y-maximum="4650"/></draw:enhanced-geometry></draw:custom-shape></text:h>
      <text:p text:style-name="P15"><draw:custom-shape text:anchor-type="paragraph" draw:z-index="16" draw:style-name="gr1" draw:text-style-name="P23" svg:width="4.698in" svg:height="0.6878in" svg:x="1.1339in" svg:y="0.0756in"><text:p text:style-name="P23"><text:span text:style-name="T4">SHAIKPET,HYDERABAD</text:span></text:p><text:p text:style-name="P23"><text:span text:style-name="T4"/></text:p><draw:enhanced-geometry svg:viewBox="0 0 21600 21600" draw:extrusion="true" draw:extrusion-light-face="true" draw:extrusion-first-light-harsh="true" draw:extrusion-second-light-harsh="false" draw:extrusion-metal="false" dr3d:projection="parallel" draw:extrusion-color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text:p text:style-name="P15"/>
      <text:p text:style-name="P15"/>
      <text:p text:style-name="P15"/>
      <text:p text:style-name="P16">CERTIFICATE</text:p>
      <text:p text:style-name="P17">T<text:span text:style-name="T1">his is to certify that the project work entitled M.S.WORD Document Certificate,which has been submitted by,</text:span></text:p>
      <text:p text:style-name="P18"/>
      <text:p text:style-name="P19">Jungkook</text:p>
      <text:p text:style-name="P20"><text:s text:c="12"/></text:p>
      <text:p text:style-name="P21"><text:span text:style-name="T1"><text:s text:c="11"/></text:span><text:span text:style-name="T2"><text:s/>is the partial fulfillment of the requirement for the award of the degree of B.Tech in CSE is a record of bonafied work carried out by thm under our supervision.</text:span></text:p>
      <text:p text:style-name="P13"/>
      <text:p text:style-name="P12">EXTERNAL GUIDE</text:p>
      <text:p text:style-name="P11"/>
      <text:p text:style-name="P22"><text:span text:style-name="T2">INTERNAL GUIDE </text:span><text:span text:style-name="T3"><text:s text:c="38"/></text:span><text:span text:style-name="T2">HOD</text:span></text:p>
      <text:p text:style-name="P11"/>
      <text:p text:style-name="P11"/>
      <text:p text:style-name="P14"/>
      <text:p text:style-name="P11"/>
      <text:p text:style-name="P11"/>
      <text:h text:style-name="P10" text:outline-level="1"><draw:custom-shape text:anchor-type="paragraph" draw:z-index="19" draw:style-name="gr2" draw:text-style-name="P24" svg:width="5.4587in" svg:height="0.524in" svg:x="1.0874in" svg:y="-0.039in"><text:p text:style-name="P24"><text:span text:style-name="T5">G.NARAYANAMMA INSTITUE OF TECHNOLOGY AND SCIENCES (FOR WOMAN)</text:span></text:p><draw:enhanced-geometry svg:viewBox="0 0 21600 21600" draw:text-areas="0 0 21600 21600" draw:text-path="true" draw:text-path-mode="shape" draw:text-path-scale="path" draw:text-path-same-letter-heights="false" draw:type="fontwork-inflate" draw:modifiers="4650" draw:enhanced-path="M 0 ?f0 C 4100 ?f1 7300 0 10800 0 14300 0 17500 ?f1 21600 ?f0 N M 0 ?f2 C 4100 ?f3 7300 21600 10800 21600 14300 21600 17500 ?f3 21600 ?f2 N"><draw:equation draw:name="f0" draw:formula="$0 "/><draw:equation draw:name="f1" draw:formula="1530*?f0 /4650"/><draw:equation draw:name="f2" draw:formula="21600-?f0 "/><draw:equation draw:name="f3" draw:formula="21600-?f1 "/><draw:handle draw:handle-position="left $0" draw:handle-range-y-minimum="0" draw:handle-range-y-maximum="4650"/></draw:enhanced-geometry></draw:custom-shape></text:h>
      <text:p text:style-name="P15"><draw:custom-shape text:anchor-type="paragraph" draw:z-index="18" draw:style-name="gr1" draw:text-style-name="P23" svg:width="4.698in" svg:height="0.6878in" svg:x="1.1339in" svg:y="0.0756in"><text:p text:style-name="P23"><text:span text:style-name="T4">SHAIKPET,HYDERABAD</text:span></text:p><text:p text:style-name="P23"><text:span text:style-name="T4"/></text:p><draw:enhanced-geometry svg:viewBox="0 0 21600 21600" draw:extrusion="true" draw:extrusion-light-face="true" draw:extrusion-first-light-harsh="true" draw:extrusion-second-light-harsh="false" draw:extrusion-metal="false" dr3d:projection="parallel" draw:extrusion-color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text:p text:style-name="P15"/>
      <text:p text:style-name="P15"/>
      <text:p text:style-name="P15"/>
      <text:p text:style-name="P16">CERTIFICATE</text:p>
      <text:p text:style-name="P17">T<text:span text:style-name="T1">his is to certify that the project work entitled M.S.WORD Document Certificate,which has been submitted by,</text:span></text:p>
      <text:p text:style-name="P18"/>
      <text:p text:style-name="P19">Suga</text:p>
      <text:p text:style-name="P20"><text:s text:c="12"/></text:p>
      <text:p text:style-name="P21"><text:span text:style-name="T1"><text:s text:c="11"/></text:span><text:span text:style-name="T2"><text:s/>is the partial fulfillment of the requirement for the award of the degree of B.Tech in CSE is a record of bonafied work carried out by thm under our supervision.</text:span></text:p>
      <text:p text:style-name="P13"/>
      <text:p text:style-name="P12">EXTERNAL GUIDE</text:p>
      <text:p text:style-name="P11"/>
      <text:p text:style-name="P22"><text:span text:style-name="T2">INTERNAL GUIDE </text:span><text:span text:style-name="T3"><text:s text:c="38"/></text:span><text:span text:style-name="T2">HOD</text:span></text:p>
      <text:p text:style-name="P11"/>
      <text:p text:style-name="P11"/>
      <text:p text:style-name="P14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Arial Black1" svg:font-family="'Arial Black'" style:font-family-generic="roman"/>
    <style:font-face style:name="Lucida Sans1" svg:font-family="'Lucida Sans'" style:font-family-generic="swiss"/>
    <style:font-face style:name="MS Gothic" svg:font-family="'MS Gothic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Blue_20_Gradient_20_3" draw:display-name="Blue Gradient 3" draw:style="linear" draw:start-color="#3333ff" draw:end-color="#333366" draw:start-intensity="100%" draw:end-intensity="100%" draw:angle="0" draw:border="0%"/>
    <draw:gradient draw:name="Green_20_Gradient_20_1" draw:display-name="Green Gradient 1" draw:style="linear" draw:start-color="#00cc33" draw:end-color="#009933" draw:start-intensity="100%" draw:end-intensity="85%" draw:angle="0" draw:border="0%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>GNITS</text:p>
        <text:p text:style-name="Header">ROLL NUMBER- <text:database-display text:table-name="Sheet1" text:table-type="table" text:column-name="Roll number" text:database-name="mailmergemarks">1</text:database-display> SUBJECT:<text:database-display text:table-name="Sheet1" text:table-type="table" text:column-name="subject" text:database-name="mailmergemarks">NTTC</text:database-display></text:p>
      </style:header>
      <style:footer>
        <text:p text:style-name="Footer"><text:s text:c="118"/>DEPARTMENT OF <text:s/>CSE <text:s text:c="3"/>2</text:p>
      </style:footer>
    </style:master-page>
    <style:master-page style:name="Default1" style:page-layout-name="Mpm1">
      <style:header>
        <text:p text:style-name="Header">GNITS</text:p>
        <text:p text:style-name="Header">ROLL NUMBER- 1 SUBJECT:NTTC</text:p>
      </style:header>
      <style:footer>
        <text:p text:style-name="Footer"><text:s text:c="118"/>DEPARTMENT OF <text:s/>CSE <text:s text:c="3"/>2</text:p>
      </style:footer>
    </style:master-page>
    <style:master-page style:name="Default2" style:page-layout-name="Mpm1">
      <style:header>
        <text:p text:style-name="Header">GNITS</text:p>
        <text:p text:style-name="Header">ROLL NUMBER- 2 SUBJECT:ENGLISH</text:p>
      </style:header>
      <style:footer>
        <text:p text:style-name="Footer"><text:s text:c="118"/>DEPARTMENT OF <text:s/>CSE <text:s text:c="3"/>2</text:p>
      </style:footer>
    </style:master-page>
    <style:master-page style:name="Default3" style:page-layout-name="Mpm1">
      <style:header>
        <text:p text:style-name="Header">GNITS</text:p>
        <text:p text:style-name="Header">ROLL NUMBER- 3 SUBJECT:OOP</text:p>
      </style:header>
      <style:footer>
        <text:p text:style-name="Footer"><text:s text:c="118"/>DEPARTMENT OF <text:s/>CSE <text:s text:c="3"/>2</text:p>
      </style:footer>
    </style:master-page>
    <style:master-page style:name="Default4" style:page-layout-name="Mpm1">
      <style:header>
        <text:p text:style-name="Header">GNITS</text:p>
        <text:p text:style-name="Header">ROLL NUMBER- 4 SUBJECT:ITWS</text:p>
      </style:header>
      <style:footer>
        <text:p text:style-name="Footer"><text:s text:c="118"/>DEPARTMENT OF <text:s/>CSE <text:s text:c="3"/>2</text:p>
      </style:footer>
    </style:master-page>
    <style:master-page style:name="Default5" style:page-layout-name="Mpm1">
      <style:header>
        <text:p text:style-name="Header">GNITS</text:p>
        <text:p text:style-name="Header">ROLL NUMBER- 5 SUBJECT:DS</text:p>
      </style:header>
      <style:footer>
        <text:p text:style-name="Footer"><text:s text:c="118"/>DEPARTMENT OF <text:s/>CSE <text:s text:c="3"/>2</text:p>
      </style:footer>
    </style:master-page>
    <style:master-page style:name="Default6" style:page-layout-name="Mpm1">
      <style:header>
        <text:p text:style-name="Header">GNITS</text:p>
        <text:p text:style-name="Header">ROLL NUMBER- 6 SUBJECT:LAMC</text:p>
      </style:header>
      <style:footer>
        <text:p text:style-name="Footer"><text:s text:c="118"/>DEPARTMENT OF <text:s/>CSE <text:s text:c="3"/>2</text:p>
      </style:footer>
    </style:master-page>
    <style:master-page style:name="Default7" style:page-layout-name="Mpm1">
      <style:header>
        <text:p text:style-name="Header">GNITS</text:p>
        <text:p text:style-name="Header">ROLL NUMBER- 7 SUBJECT:JAVA</text:p>
      </style:header>
      <style:footer>
        <text:p text:style-name="Footer"><text:s text:c="118"/>DEPARTMENT OF <text:s/>CSE <text:s text:c="3"/>2</text:p>
      </style:footer>
    </style:master-page>
    <style:master-page style:name="Default8" style:page-layout-name="Mpm1">
      <style:header>
        <text:p text:style-name="Header">GNITS</text:p>
        <text:p text:style-name="Header">ROLL NUMBER- 8 SUBJECT:Python</text:p>
      </style:header>
      <style:footer>
        <text:p text:style-name="Footer"><text:s text:c="118"/>DEPARTMENT OF <text:s/>CSE <text:s text:c="3"/>2</text:p>
      </style:footer>
    </style:master-page>
    <style:master-page style:name="Default9" style:page-layout-name="Mpm1">
      <style:header>
        <text:p text:style-name="Header">GNITS</text:p>
        <text:p text:style-name="Header">ROLL NUMBER- 9 SUBJECT:Arts</text:p>
      </style:header>
      <style:footer>
        <text:p text:style-name="Footer"><text:s text:c="118"/>DEPARTMENT OF <text:s/>CSE <text:s text:c="3"/>2</text:p>
      </style:footer>
    </style:master-page>
    <style:master-page style:name="Default10" style:page-layout-name="Mpm1">
      <style:header>
        <text:p text:style-name="Header">GNITS</text:p>
        <text:p text:style-name="Header">ROLL NUMBER- 10 SUBJECT:Music</text:p>
      </style:header>
      <style:footer>
        <text:p text:style-name="Footer"><text:s text:c="118"/>DEPARTMENT OF <text:s/>CSE <text:s text:c="3"/>2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agasaisriya </meta:initial-creator>
    <meta:creation-date>2020-09-30T16:26:52.15</meta:creation-date>
    <meta:document-statistic meta:table-count="0" meta:image-count="0" meta:object-count="0" meta:page-count="19" meta:paragraph-count="103" meta:word-count="629" meta:character-count="5691"/>
    <dc:date>2020-09-30T16:29:21.25</dc:date>
    <dc:creator>nagasaisriya </dc:creator>
    <meta:editing-duration>PT2M10S</meta:editing-duration>
    <meta:editing-cycles>1</meta:editing-cycles>
    <meta:generator>OpenOffice/4.1.7$Win32 OpenOffice.org_project/417m1$Build-9800</meta:generator>
  </office:meta>
</office:document-meta>
</file>